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706" officeooo:paragraph-rsid="00024706"/>
    </style:style>
    <style:style style:name="P2" style:family="paragraph" style:parent-style-name="Standard">
      <style:text-properties officeooo:rsid="0002bfad" officeooo:paragraph-rsid="0002bfad"/>
    </style:style>
    <style:style style:name="P3" style:family="paragraph" style:parent-style-name="Standard">
      <style:text-properties officeooo:rsid="00039df1" officeooo:paragraph-rsid="00039df1"/>
    </style:style>
    <style:style style:name="P4" style:family="paragraph" style:parent-style-name="Standard">
      <style:text-properties officeooo:rsid="000495eb" officeooo:paragraph-rsid="000495eb"/>
    </style:style>
    <style:style style:name="P5" style:family="paragraph" style:parent-style-name="Standard">
      <style:text-properties officeooo:rsid="000633b9" officeooo:paragraph-rsid="000633b9"/>
    </style:style>
    <style:style style:name="P6" style:family="paragraph" style:parent-style-name="Standard">
      <style:text-properties officeooo:rsid="00081178" officeooo:paragraph-rsid="00081178"/>
    </style:style>
    <style:style style:name="P7" style:family="paragraph" style:parent-style-name="Standard">
      <style:text-properties officeooo:rsid="000ae253" officeooo:paragraph-rsid="000ae253"/>
    </style:style>
    <style:style style:name="P8" style:family="paragraph" style:parent-style-name="Standard">
      <style:text-properties officeooo:rsid="000c7b1d" officeooo:paragraph-rsid="000c7b1d"/>
    </style:style>
    <style:style style:name="P9" style:family="paragraph" style:parent-style-name="Standard">
      <style:text-properties officeooo:rsid="000e75ba" officeooo:paragraph-rsid="000e75ba"/>
    </style:style>
    <style:style style:name="P10" style:family="paragraph" style:parent-style-name="Standard">
      <style:text-properties officeooo:rsid="000ff7a7" officeooo:paragraph-rsid="000ff7a7"/>
    </style:style>
    <style:style style:name="P11" style:family="paragraph" style:parent-style-name="Standard">
      <style:paragraph-properties fo:text-align="center" style:justify-single-word="false"/>
      <style:text-properties fo:font-weight="bold" officeooo:rsid="00024706" officeooo:paragraph-rsid="00024706" style:font-weight-asian="bold" style:font-weight-complex="bold"/>
    </style:style>
    <style:style style:name="P12" style:family="paragraph" style:parent-style-name="Standard">
      <style:paragraph-properties fo:text-align="center" style:justify-single-word="false"/>
      <style:text-properties fo:font-weight="bold" officeooo:rsid="001257fb" officeooo:paragraph-rsid="001257fb" style:font-weight-asian="bold" style:font-weight-complex="bold"/>
    </style:style>
    <style:style style:name="P13" style:family="paragraph" style:parent-style-name="Standard">
      <style:text-properties officeooo:rsid="00115ef6" officeooo:paragraph-rsid="00115ef6"/>
    </style:style>
    <style:style style:name="P14" style:family="paragraph" style:parent-style-name="Standard">
      <style:text-properties style:font-name="Liberation Serif" officeooo:rsid="00081178" officeooo:paragraph-rsid="00081178"/>
    </style:style>
    <style:style style:name="P15" style:family="paragraph" style:parent-style-name="Standard">
      <style:text-properties style:font-name="Liberation Serif" fo:font-size="12pt" fo:language="en" fo:country="GB" officeooo:rsid="00081178" officeooo:paragraph-rsid="00081178"/>
    </style:style>
    <style:style style:name="P16" style:family="paragraph" style:parent-style-name="Standard">
      <style:text-properties style:font-name="Liberation Serif" fo:font-size="12pt" fo:language="en" fo:country="GB" officeooo:rsid="0013daee" officeooo:paragraph-rsid="0013daee"/>
    </style:style>
    <style:style style:name="P17" style:family="paragraph" style:parent-style-name="Standard">
      <style:text-properties style:font-name="Liberation Serif" fo:font-size="12pt" fo:language="en" fo:country="GB" officeooo:rsid="0015c1a9" officeooo:paragraph-rsid="0015c1a9"/>
    </style:style>
    <style:style style:name="P18" style:family="paragraph" style:parent-style-name="Standard">
      <style:text-properties officeooo:rsid="0011ba9d" officeooo:paragraph-rsid="0011ba9d"/>
    </style:style>
    <style:style style:name="P19" style:family="paragraph" style:parent-style-name="Standard">
      <style:text-properties officeooo:rsid="0014af50" officeooo:paragraph-rsid="0014af50"/>
    </style:style>
    <style:style style:name="P20" style:family="paragraph" style:parent-style-name="Standard">
      <style:text-properties officeooo:rsid="00157cb4" officeooo:paragraph-rsid="00157cb4"/>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7cb4" officeooo:paragraph-rsid="00157cb4"/>
    </style:style>
    <style:style style:name="P22" style:family="paragraph" style:parent-style-name="Standard" style:list-style-name="L1">
      <style:text-properties officeooo:rsid="00024706" officeooo:paragraph-rsid="00024706"/>
    </style:style>
    <style:style style:name="P23" style:family="paragraph" style:parent-style-name="Standard" style:list-style-name="L1">
      <style:text-properties officeooo:rsid="00039df1" officeooo:paragraph-rsid="00039df1"/>
    </style:style>
    <style:style style:name="P24" style:family="paragraph" style:parent-style-name="Standard" style:list-style-name="L2">
      <style:text-properties officeooo:rsid="00039df1" officeooo:paragraph-rsid="00039df1"/>
    </style:style>
    <style:style style:name="P25" style:family="paragraph" style:parent-style-name="Standard" style:list-style-name="L2">
      <style:text-properties officeooo:rsid="00115ef6" officeooo:paragraph-rsid="00115ef6"/>
    </style:style>
    <style:style style:name="P26" style:family="paragraph" style:parent-style-name="Standard" style:list-style-name="L2">
      <style:text-properties officeooo:rsid="000495eb" officeooo:paragraph-rsid="000495eb"/>
    </style:style>
    <style:style style:name="P27" style:family="paragraph" style:parent-style-name="Standard" style:list-style-name="L2">
      <style:text-properties officeooo:rsid="000633b9" officeooo:paragraph-rsid="000633b9"/>
    </style:style>
    <style:style style:name="P28" style:family="paragraph" style:parent-style-name="Standard" style:list-style-name="L3">
      <style:text-properties officeooo:rsid="000633b9" officeooo:paragraph-rsid="000633b9"/>
    </style:style>
    <style:style style:name="P29" style:family="paragraph" style:parent-style-name="Standard" style:list-style-name="L3">
      <style:text-properties officeooo:rsid="00081178" officeooo:paragraph-rsid="00081178"/>
    </style:style>
    <style:style style:name="P30" style:family="paragraph" style:parent-style-name="Standard" style:list-style-name="L5">
      <style:text-properties officeooo:rsid="00081178" officeooo:paragraph-rsid="00081178"/>
    </style:style>
    <style:style style:name="P31" style:family="paragraph" style:parent-style-name="Standard" style:list-style-name="L4">
      <style:text-properties style:font-name="Liberation Serif" fo:font-size="12pt" fo:language="en" fo:country="GB" officeooo:rsid="0015c1a9" officeooo:paragraph-rsid="0015c1a9"/>
    </style:style>
    <style:style style:name="P32" style:family="paragraph" style:parent-style-name="Standard" style:list-style-name="L5">
      <style:text-properties officeooo:rsid="000abc20" officeooo:paragraph-rsid="000abc20"/>
    </style:style>
    <style:style style:name="P33" style:family="paragraph" style:parent-style-name="Standard" style:list-style-name="L5">
      <style:text-properties officeooo:rsid="000ae253" officeooo:paragraph-rsid="000ae253"/>
    </style:style>
    <style:style style:name="P34" style:family="paragraph" style:parent-style-name="Standard" style:list-style-name="L6">
      <style:text-properties officeooo:rsid="000c7b1d" officeooo:paragraph-rsid="000c7b1d"/>
    </style:style>
    <style:style style:name="P35" style:family="paragraph" style:parent-style-name="Standard" style:list-style-name="L6">
      <style:text-properties officeooo:rsid="000e75ba" officeooo:paragraph-rsid="000e75ba"/>
    </style:style>
    <style:style style:name="P36" style:family="paragraph" style:parent-style-name="Standard" style:list-style-name="L7">
      <style:text-properties officeooo:rsid="000ff7a7" officeooo:paragraph-rsid="000ff7a7"/>
    </style:style>
    <style:style style:name="P37" style:family="paragraph" style:parent-style-name="Standard" style:list-style-name="L8">
      <style:text-properties officeooo:rsid="0014af50" officeooo:paragraph-rsid="0014af50"/>
    </style:style>
    <style:style style:name="P38" style:family="paragraph" style:parent-style-name="Standard" style:list-style-name="L9">
      <style:text-properties officeooo:rsid="00157cb4" officeooo:paragraph-rsid="00157cb4"/>
    </style:style>
    <style:style style:name="T1" style:family="text">
      <style:text-properties officeooo:rsid="000633b9"/>
    </style:style>
    <style:style style:name="T2" style:family="text">
      <style:text-properties officeooo:rsid="00092d1b"/>
    </style:style>
    <style:style style:name="T3" style:family="text">
      <style:text-properties officeooo:rsid="000c7b1d"/>
    </style:style>
    <style:style style:name="T4" style:family="text">
      <style:text-properties officeooo:rsid="00108115"/>
    </style:style>
    <style:style style:name="T5" style:family="text">
      <style:text-properties officeooo:rsid="0011ba9d"/>
    </style:style>
    <style:style style:name="T6" style:family="text">
      <style:text-properties officeooo:rsid="0013daee"/>
    </style:style>
    <style:style style:name="T7" style:family="text">
      <style:text-properties officeooo:rsid="0015c1a9"/>
    </style:style>
    <style:style style:name="T8" style:family="text">
      <style:text-properties officeooo:rsid="00175b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IZOP</text:p>
      <text:p text:style-name="P12">OVERVIEW AND PHILOSOPHY</text:p>
      <text:p text:style-name="P11"/>
      <text:p text:style-name="P13">Level: 1</text:p>
      <text:p text:style-name="P1">Version: 0.1 (under initial construction)</text:p>
      <text:p text:style-name="P1"/>
      <text:p text:style-name="P1">WHOLE PROJECT OVERVIEW</text:p>
      <text:p text:style-name="P1"/>
      <text:p text:style-name="P1">Vizop is a <text:span text:style-name="T7">desktop/</text:span>laptop app for capturing the proceedings of a Process Hazards Analysis (PHA) workshop in real time. Its main functions are:</text:p>
      <text:list xml:id="list4122094240" text:style-name="L1">
        <text:list-item>
          <text:p text:style-name="P22">Allow user to enter information into a structured worksheet</text:p>
        </text:list-item>
        <text:list-item>
          <text:p text:style-name="P22">Display the information using a range of “display models” (for example, as a grid/table, annotations on an engineering drawing, and as a summary report)</text:p>
        </text:list-item>
        <text:list-item>
          <text:p text:style-name="P23">Easily and automatically link information from one part of the PHA study to others. For example, SIFs identified in the HAZOP worksheet are automatically transferred to the SIL determination worksheet. <text:span text:style-name="T8">For details of linking philosophy, see spec file 306.</text:span></text:p>
        </text:list-item>
        <text:list-item>
          <text:p text:style-name="P22">Allow collaboration of several users on the same LAN to access the live set of data (but only one person editing at a time; other users are read-only)</text:p>
        </text:list-item>
        <text:list-item>
          <text:p text:style-name="P22">Produce reports for easy inclusion in a PHA report</text:p>
        </text:list-item>
      </text:list>
      <text:p text:style-name="P1"/>
      <text:p text:style-name="P1">WHY DO WE NEED VIZOP?</text:p>
      <text:p text:style-name="P1"/>
      <text:p text:style-name="P1">The reason for developing Vizop is to overcome limitations in existing PHA software, notably PHA-Pro and PHAWorks, and to increase the efficiency of PHA workshops.</text:p>
      <text:p text:style-name="P1"/>
      <text:p text:style-name="P2">OVERALL STRUCTURE</text:p>
      <text:p text:style-name="P2"/>
      <text:p text:style-name="P2">Vizop needs to be built in a modular way, so that new PHA models can be added as they are developed. <text:span text:style-name="T1">For example, while the first version may support HAZOP and Fault Tree Analysis, later versions can add support for SIL determination and alarm rationalization.</text:span></text:p>
      <text:p text:style-name="P2"/>
      <text:p text:style-name="P5">Vizop code will maintain strict separation between display and the data model.</text:p>
      <text:p text:style-name="P2"/>
      <text:p text:style-name="P3">CORE DESIGN PHILOSOPHY</text:p>
      <text:p text:style-name="P3"/>
      <text:p text:style-name="P3">The basic design of Vizop will always keep the following aspects in mind:</text:p>
      <text:list xml:id="list1982978923" text:style-name="L2">
        <text:list-item>
          <text:p text:style-name="P24">No potentially hazardous assumptions will be made about the data.</text:p>
        </text:list-item>
        <text:list-item>
          <text:p text:style-name="P25">Code will be “hard”, i.e. implementing techniques to minimise the chances of bugs, and tolerant of unexpected user inputs.</text:p>
        </text:list-item>
        <text:list-item>
          <text:p text:style-name="P25">Cyber security will be considered and a reasonable level of security will be implemented.</text:p>
        </text:list-item>
        <text:list-item>
          <text:p text:style-name="P25">While execution speed is not critical, the UI must always be reasonably responsive.</text:p>
        </text:list-item>
        <text:list-item>
          <text:p text:style-name="P24">Software or laptop crash will never lose any project data.</text:p>
        </text:list-item>
        <text:list-item>
          <text:p text:style-name="P24">Full undo and redo will be provided for every action.</text:p>
        </text:list-item>
        <text:list-item>
          <text:p text:style-name="P24">The UI will be intuitive and will do “what the user expects”. The software should be designed to act like a human, rather than expecting the user to act like a computer.</text:p>
        </text:list-item>
        <text:list-item>
          <text:p text:style-name="P24">There will be no error messages. If the software has a problem, it's the software's responsibility to sort it out.</text:p>
        </text:list-item>
        <text:list-item>
          <text:p text:style-name="P24">Pop-up dialogue boxes to be kept to a minimum.</text:p>
        </text:list-item>
        <text:list-item>
          <text:p text:style-name="P24">Keyboard shortcuts provided whereever practicable.</text:p>
        </text:list-item>
        <text:list-item>
          <text:p text:style-name="P24">Files created by Vizop will be in a non-proprietary format whereever possible.</text:p>
        </text:list-item>
        <text:list-item>
          <text:p text:style-name="P26"><text:soft-page-break/>Safety-critical calculations will be isolated into “safety critical” software compartments so that they can be validated separately.</text:p>
        </text:list-item>
        <text:list-item>
          <text:p text:style-name="P27">Cross-platform. As a minimum, Vizop will be released for Windows and MacOS.</text:p>
        </text:list-item>
        <text:list-item>
          <text:p text:style-name="P27">Translation ready. Easy to convert into languages other than English.</text:p>
        </text:list-item>
        <text:list-item>
          <text:p text:style-name="P27">Function is more important than form. Looking beautiful is not the priority.</text:p>
        </text:list-item>
      </text:list>
      <text:p text:style-name="P4"/>
      <text:p text:style-name="P5">CODING PHILOSOPHY</text:p>
      <text:list xml:id="list460933868" text:style-name="L3">
        <text:list-item>
          <text:p text:style-name="P28">Coded in Python with wxPython.</text:p>
        </text:list-item>
        <text:list-item>
          <text:p text:style-name="P28">Strongly differentiated into modules with small, clearly defined procedures.</text:p>
        </text:list-item>
        <text:list-item>
          <text:p text:style-name="P28">Minimise code repetition. Reuse procedures where practicable.</text:p>
        </text:list-item>
        <text:list-item>
          <text:p text:style-name="P29">Code to be heavily commented. Aim for 50% of code to comprise comments.</text:p>
        </text:list-item>
        <text:list-item>
          <text:p text:style-name="P28">Long, clear object names.</text:p>
        </text:list-item>
        <text:list-item>
          <text:p text:style-name="P28">Minimise reuse of object names.</text:p>
        </text:list-item>
        <text:list-item>
          <text:p text:style-name="P28">Enforce object types and value ranges as much as possible (using assert statements).</text:p>
        </text:list-item>
        <text:list-item>
          <text:p text:style-name="P29">Don't use loop variables outside loops.</text:p>
        </text:list-item>
        <text:list-item>
          <text:p text:style-name="P29">Minimise global variables.</text:p>
        </text:list-item>
        <text:list-item>
          <text:p text:style-name="P29">Minimise the use of exception handlers. Where necessary, make them as specific as possible (to catch only a certain type of exception, not “all exceptions”).</text:p>
        </text:list-item>
        <text:list-item>
          <text:p text:style-name="P28">Use simple native UI widgets as much as possible.</text:p>
        </text:list-item>
      </text:list>
      <text:p text:style-name="P4"/>
      <text:p text:style-name="P6">LICENSING</text:p>
      <text:p text:style-name="P6"/>
      <text:p text:style-name="P6">Vizop will be licensed using TrackMySoftware. This requires licensed users to have internet access at program startup.</text:p>
      <text:p text:style-name="P6"/>
      <text:p text:style-name="P6">Users can run without a license, or with no internet access at startup, but then the functions are limited.</text:p>
      <text:p text:style-name="P14"/>
      <text:p text:style-name="P15">Licensing is currently implemented per machine <text:span text:style-name="T6">(ie. a license for my computer will not work on your computer)</text:span>, per application <text:span text:style-name="T6">(ie. SILability license will not work on Vizop)</text:span>, per major version <text:span text:style-name="T6">(ie. my license for 1.0 will work on 1.1, but not on 2.0)</text:span>. </text:p>
      <text:p text:style-name="P15"/>
      <text:p text:style-name="P16">For details, see Licensing spec.</text:p>
      <text:p text:style-name="P16"/>
      <text:p text:style-name="P17">FILE HANDLING</text:p>
      <text:p text:style-name="P17">Output files produced by Vizop will follow the following philosophy:</text:p>
      <text:list xml:id="list1788687469" text:style-name="L4">
        <text:list-item>
          <text:p text:style-name="P31">Vizop-specific files (e.g. project files) will be human-readable and, in principle, readable, writable and editable by other software. Currently we plan to use XML. The format will be fully defined in a separate spec, and divulged to third parties on request.</text:p>
        </text:list-item>
        <text:list-item>
          <text:p text:style-name="P31">Other output files (e.g. reports) will be in industry-standard formats such as PDF and XLSX.</text:p>
        </text:list-item>
      </text:list>
      <text:p text:style-name="P14"/>
      <text:p text:style-name="P6">OVERALL PROGRAM STRUCTURE AS SEEN BY USERS</text:p>
      <text:p text:style-name="P6"/>
      <text:p text:style-name="P6">On startup, Vizop launches a Welcome Screen (WS) and checks the license status. From the WS, the user can enter a license key, open an existing project, start a new project, <text:span text:style-name="T5">or join an open project via a LAN as a collaborator</text:span>. When any project is open, the user sees the main Control Frame (CF), and the Welcome Screen becomes unavailable.</text:p>
      <text:p text:style-name="P6"/>
      <text:p text:style-name="P6">In the Control Frame, the user can:</text:p>
      <text:list xml:id="list3089541832" text:style-name="L5">
        <text:list-item>
          <text:p text:style-name="P30">Edit overall project parameters</text:p>
        </text:list-item>
        <text:list-item>
          <text:p text:style-name="P30"><text:soft-page-break/>Do standard file manipulations such as save and close the project <text:span text:style-name="T2">(in later Vizop versions, additional projects can be opened)</text:span></text:p>
        </text:list-item>
        <text:list-item>
          <text:p text:style-name="P32">Create PHA models. These are types of PHA study such as HAZOP and FTA.</text:p>
        </text:list-item>
        <text:list-item>
          <text:p text:style-name="P32">Create viewports. A viewport is a way of looking at the data in a given PHA model. Each PHA model can have multiple viewports, even multiple instances of the same type of viewport. For example, a HAZOP PHA model can have viewports of: node list, full node worksheet, cause worksheet, P&amp;ID visualization, action list, parking lot, etc.</text:p>
        </text:list-item>
        <text:list-item>
          <text:p text:style-name="P32">Create reports. Reports are essentially another way of representing the data in a PHA model. A major difference between a report and a viewport is that reports are static (once created, no longer updated) whereas viewports are dynamic (self-updating whenever the data in the PHA model changes). Reports are intended to be exported to report documents.</text:p>
        </text:list-item>
        <text:list-item>
          <text:p text:style-name="P33">Exit. Vizop either exits to the Welcome Screen or exits completely.</text:p>
        </text:list-item>
      </text:list>
      <text:p text:style-name="P7"/>
      <text:p text:style-name="P10">The layout and behaviour of the Control Frame is defined in a separate Level 2 spec document.</text:p>
      <text:p text:style-name="P6"/>
      <text:p text:style-name="P6">THE PROJECT</text:p>
      <text:p text:style-name="P6"/>
      <text:p text:style-name="P6">Vizop attaches all project-specific data to an object called a Project. Eventually, Vizop will be able to have multiple projects open at a time, but initially only one project can be opened at a time.</text:p>
      <text:p text:style-name="P6"/>
      <text:p text:style-name="P8">PHA MODELS</text:p>
      <text:p text:style-name="P8"/>
      <text:p text:style-name="P8">The following lineup of PHA models is available:</text:p>
      <text:list xml:id="list1187579933" text:style-name="L6">
        <text:list-item>
          <text:p text:style-name="P34">HAZOP. Including risk ranking, parking lot and action items. Available in first release.</text:p>
        </text:list-item>
        <text:list-item>
          <text:p text:style-name="P34">Fault Tree Analysis (FTA). Available in first release.</text:p>
        </text:list-item>
        <text:list-item>
          <text:p text:style-name="P34">SIL determination by risk graph. Added in later release.</text:p>
        </text:list-item>
        <text:list-item>
          <text:p text:style-name="P34">SIL determination by LOPA. Added in later release.</text:p>
        </text:list-item>
        <text:list-item>
          <text:p text:style-name="P34">Alarm rationalization. Added in later release.</text:p>
        </text:list-item>
        <text:list-item>
          <text:p text:style-name="P35">Checklist<text:span text:style-name="T3">. Added in later release.</text:span></text:p>
        </text:list-item>
        <text:list-item>
          <text:p text:style-name="P35">What-If<text:span text:style-name="T3">. Added in later release.</text:span></text:p>
        </text:list-item>
        <text:list-item>
          <text:p text:style-name="P35">CHAZOP<text:span text:style-name="T3">. Added in later release.</text:span></text:p>
        </text:list-item>
        <text:list-item>
          <text:p text:style-name="P35">Event tree analysis<text:span text:style-name="T3">. Added in later release.</text:span></text:p>
        </text:list-item>
        <text:list-item>
          <text:p text:style-name="P35">Bowtie analysis<text:span text:style-name="T3">. Added in later release.</text:span></text:p>
        </text:list-item>
      </text:list>
      <text:p text:style-name="P9"/>
      <text:p text:style-name="P10">Each PHA model is defined in a separate Level 2 spec document, along with its associated viewports and reports.</text:p>
      <text:p text:style-name="P10"/>
      <text:p text:style-name="P10">COLLABORATION</text:p>
      <text:p text:style-name="P10"/>
      <text:p text:style-name="P10">Right from the start, one of the signature features of Vizop is collaboration. Multiple users can connect to the same work session through a LAN, and view the data in its PHA models through any viewports they choose. </text:p>
      <text:p text:style-name="P10"/>
      <text:p text:style-name="P10">Required features to implement collaboration are:</text:p>
      <text:list xml:id="list3659058655" text:style-name="L7">
        <text:list-item>
          <text:p text:style-name="P36">The “master user” can generate invitations for other users (satellite users) to join the session. Initially, the plan is that the master user will generate a passnumber, which users can enter on their Welcome Screens to join the session.</text:p>
        </text:list-item>
        <text:list-item>
          <text:p text:style-name="P36">When satellite users join, they will see the Control Frame showing an initial screen. From there, they can select which PHA model to view, and what viewport to use.</text:p>
        </text:list-item>
        <text:list-item>
          <text:p text:style-name="P36"><text:soft-page-break/>Satellite users can see the project through a viewport, but can't edit the data. In a future version, the master user might be able to pass editing permission to a satellite user (e.g. to allow them to fix an error).</text:p>
        </text:list-item>
        <text:list-item>
          <text:p text:style-name="P36">In future, satellite users can send a request to the master user to show their currently viewed viewport on the projector screen. They will also be able to indicate items in their viewport (e.g. with rectangular highlights) that will appear on the projector screen. This is to allow satellite users to make points about the data and ask questions, making it easy for the whole team to see what they are talking about.</text:p>
        </text:list-item>
        <text:list-item>
          <text:p text:style-name="P36">When the master user edits the project, satellite users' viewports will update automatically.</text:p>
        </text:list-item>
        <text:list-item>
          <text:p text:style-name="P36">Care must be taken with the speed of response. Top priority is to ensure the master user's Control Frame remains fully responsive to his/her edits and requests. Communications with satellite users is lower priority.</text:p>
        </text:list-item>
      </text:list>
      <text:p text:style-name="P10"/>
      <text:p text:style-name="P10">Details of the collaboration <text:span text:style-name="T4">requirements are in the Collaboration spec document.</text:span></text:p>
      <text:p text:style-name="P10"/>
      <text:p text:style-name="P18">Each Vizop instance can be a master user or a collaborator, but not both at the same time.</text:p>
      <text:p text:style-name="P18"/>
      <text:p text:style-name="P19">DATA INTEGRITY</text:p>
      <text:p text:style-name="P19">Vizop will include features designed to maximise the integrity of the data in a project. The overall objectives are:</text:p>
      <text:list xml:id="list439240660" text:style-name="L8">
        <text:list-item>
          <text:p text:style-name="P37">Minimise the chance of inadvertently changing the dataset</text:p>
        </text:list-item>
        <text:list-item>
          <text:p text:style-name="P37">Reduce inconsistencies</text:p>
        </text:list-item>
        <text:list-item>
          <text:p text:style-name="P37">Provide means for users to add comments explaining the basis of input data</text:p>
        </text:list-item>
        <text:list-item>
          <text:p text:style-name="P37">Document assumptions</text:p>
        </text:list-item>
        <text:list-item>
          <text:p text:style-name="P37">Minimise opportunities for user errors</text:p>
        </text:list-item>
      </text:list>
      <text:p text:style-name="P19"/>
      <text:p text:style-name="P20">Specific features to be implemented:</text:p>
      <text:list xml:id="list2984521042" text:style-name="L9">
        <text:list-item>
          <text:p text:style-name="P38">Edit number. This is the same as in SILability. Every time the data set in a project is changed, the project's “edit number” is incremented. The edit number is visible to the user as a project attribute, and appears in project reports. This enables the user to compare two “versions” of the project at a glance, to see if any changes have been made. </text:p>
        </text:list-item>
      </text:list>
      <text:p text:style-name="P21">If changes are reversed using undo and redo, the edit number is decremented/incremented as appropriate. (Probably the easiest way to handle this is to store the edit number in the undo record.)</text:p>
      <text:list xml:id="list101540481568497" text:continue-numbering="true" text:style-name="L9">
        <text:list-item>
          <text:p text:style-name="P38">Minimise assumptions. Where assumed/default values must be provided, they should be conservative values.</text:p>
        </text:list-item>
        <text:list-item>
          <text:p text:style-name="P38">Provide warnings to the user (via VizopTalks) if the user makes a change in one place that affects other pla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8:36:45.473044795</meta:creation-date>
    <meta:generator>LibreOffice/5.4.2.2$MacOSX_X86_64 LibreOffice_project/22b09f6418e8c2d508a9eaf86b2399209b0990f4</meta:generator>
    <dc:date>2019-06-08T10:15:38.660443908</dc:date>
    <meta:editing-duration>PT1H47M41S</meta:editing-duration>
    <meta:editing-cycles>20</meta:editing-cycles>
    <meta:document-statistic meta:table-count="0" meta:image-count="0" meta:object-count="0" meta:page-count="4" meta:paragraph-count="102" meta:word-count="1653" meta:character-count="9771" meta:non-whitespace-character-count="8280"/>
  </office:meta>
</office:document-meta>
</file>